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57A5E59BE9392A43.jpg" manifest:media-type="image/jpeg"/>
  <manifest:file-entry manifest:full-path="Pictures/1000000000000780000005A075605A95F26B5805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267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 style:parent-style-name="License_20_Info">
      <style:graphic-properties fo:min-height="0.935cm" fo:min-width="25.535cm"/>
    </style:style>
    <style:style style:name="gr5" style:family="graphic">
      <style:graphic-properties style:protect="size"/>
    </style:style>
    <style:style style:name="gr6" style:family="graphic" style:parent-style-name="Topic_20_Splash">
      <style:graphic-properties fo:min-height="5.488cm" fo:min-width="18.373cm"/>
    </style:style>
    <style:style style:name="gr7" style:family="graphic" style:parent-style-name="Email_20_address">
      <style:graphic-properties fo:min-height="0.954cm" fo:min-width="25.5cm"/>
    </style:style>
    <style:style style:name="gr8" style:family="graphic" style:parent-style-name="Small_20_Title">
      <style:graphic-properties fo:min-height="0.556cm" fo:min-width="25.5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cm"/>
    </style:style>
    <style:style style:name="pr6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7" style:family="presentation" style:parent-style-name="unbranded-fedora-slideshow-template-title">
      <style:graphic-properties fo:min-height="3.506cm" fo:min-width="24.699cm"/>
    </style:style>
    <style:style style:name="pr8" style:family="presentation" style:parent-style-name="unbranded-fedora-slideshow-template-outline1">
      <style:graphic-properties fo:min-height="12.18cm" fo:min-width="24.699cm"/>
    </style:style>
    <style:style style:name="pr9" style:family="presentation" style:parent-style-name="unbranded-fedora-slideshow-template-notes">
      <style:graphic-properties draw:fill-color="#ffffff" fo:min-height="12.572cm" fo:min-width="16.771cm"/>
    </style:style>
    <style:style style:name="pr10" style:family="presentation" style:parent-style-name="unbranded-fedora-slideshow-template-title">
      <style:graphic-properties fo:min-height="3.5cm"/>
    </style:style>
    <style:style style:name="pr11" style:family="presentation" style:parent-style-name="unbranded-fedora-slideshow-template1-title">
      <style:graphic-properties fo:min-height="1.898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loext:graphic-properties draw:fill-color="#ffffff"/>
    </style:style>
    <style:style style:name="P8" style:family="paragraph">
      <style:text-properties fo:font-size="7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8pt"/>
    </style:style>
    <style:style style:name="T4" style:family="text">
      <style:text-properties fo:font-size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7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6cm" presentation:class="title" presentation:user-transformed="true">
          <draw:text-box>
            <text:p text:style-name="P1">“Light”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1">Programming Language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Pedro Veiga</text:span></text:p>
          </draw:text-box>
        </draw:frame>
        <draw:frame draw:style-name="gr2" draw:text-style-name="P4" draw:layer="layout" svg:width="13.804cm" svg:height="1.185cm" svg:x="13.5cm" svg:y="13.281cm">
          <draw:text-box>
            <text:p><text:span text:style-name="T2">PRESENTED BY:</text:span></text:p>
          </draw:text-box>
        </draw:frame>
        <draw:frame draw:style-name="gr3" draw:text-style-name="P5" draw:layer="layout" svg:width="18.332cm" svg:height="1.185cm" svg:x="9cm" svg:y="15.03cm">
          <draw:text-box>
            <text:p><text:span text:style-name="T3">pveiga1991@hotmail.com</text:span></text:p>
          </draw:text-box>
        </draw:frame>
        <draw:frame draw:style-name="gr4" draw:text-style-name="P6" draw:layer="layout" svg:width="26.035cm" svg:height="1.185cm" svg:x="1.27cm" svg:y="19.077cm">
          <draw:text-box>
            <text:p><text:span text:style-name="T4">UFRGS 2018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Tópicos</text:p>
          </draw:text-box>
        </draw:frame>
        <draw:frame presentation:style-name="pr5" draw:layer="layout" svg:width="25cm" svg:height="12.547cm" svg:x="1.5cm" svg:y="6cm" presentation:class="outline" presentation:user-transformed="true">
          <draw:text-box>
            <text:list text:style-name="L2">
              <text:list-item>
                <text:p><text:span text:style-name="T5">Objetivos</text:span></text:p>
                <text:list>
                  <text:list-item>
                    <text:p><text:span text:style-name="T5">Por que uma nova linguagem</text:span></text:p>
                  </text:list-item>
                  <text:list-item>
                    <text:p><text:span text:style-name="T5">Modelos/Exemplos</text:span></text:p>
                  </text:list-item>
                  <text:list-item>
                    <text:p><text:span text:style-name="T5">Inspirações</text:span></text:p>
                  </text:list-item>
                </text:list>
              </text:list-item>
              <text:list-item>
                <text:p><text:span text:style-name="T5">Definição da Linguagem</text:span></text:p>
                <text:list>
                  <text:list-item>
                    <text:p><text:span text:style-name="T5">Features</text:span></text:p>
                  </text:list-item>
                  <text:list-item>
                    <text:p><text:span text:style-name="T5">Overview</text:span></text:p>
                  </text:list-item>
                  <text:list-item>
                    <text:p><text:span text:style-name="T5">Previs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8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>Linguagem “low level”</text:p>
              </text:list-item>
              <text:list-item>
                <text:p>Performance</text:p>
              </text:list-item>
              <text:list-item>
                <text:p>Consistência – Sintaxe/Semântica</text:p>
              </text:list-item>
              <text:list-item>
                <text:p>Minimizar abstrações</text:p>
              </text:list-item>
              <text:list-item>
                <text:p>Maximizar usabilidade</text:p>
              </text:list-item>
              <text:list-item>
                <text:p>Dar “poder” ao programador (Hardware)</text:p>
              </text:list-item>
              <text:list-item>
                <text:p>Transparência</text:p>
              </text:list-item>
              <text:list-item>
                <text:p>Reduzir dependências (Build syste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8" draw:layer="layout" svg:width="18.873cm" svg:height="5.738cm" svg:x="7.574cm" svg:y="5.335cm">
          <draw:text-box>
            <text:p text:style-name="P8"><text:span text:style-name="T6">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Dar exemplo de código</text:p>
                <text:list>
                  <text:list-item>
                    <text:p><text:span text:style-name="T7">Arrays</text:span></text:p>
                  </text:list-item>
                  <text:list-item>
                    <text:p><text:span text:style-name="T7">Verbosidade</text:span></text:p>
                  </text:list-item>
                  <text:list-item>
                    <text:p><text:span text:style-name="T7">Header files</text:span></text:p>
                  </text:list-item>
                  <text:list-item>
                    <text:p><text:span text:style-name="T7">Dredge Work</text:span></text:p>
                  </text:list-item>
                  <text:list-item>
                    <text:p><text:span text:style-name="T7">Std lib fraca</text:span></text:p>
                  </text:list-item>
                  <text:list-item>
                    <text:p><text:span text:style-name="T7">Sintaxe inconsistente (func ptr, type dec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8" draw:layer="layout" svg:width="18.873cm" svg:height="5.738cm" svg:x="7.574cm" svg:y="5.335cm">
          <draw:text-box>
            <text:p><text:span text:style-name="T6">C++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7">De ++ só tem “useless features”</text:span></text:p>
                <text:list>
                  <text:list-item>
                    <text:p><text:span text:style-name="T7">Templates (Pior impossível)</text:span></text:p>
                  </text:list-item>
                  <text:list-item>
                    <text:p><text:span text:style-name="T7">Tries to be clever (too much)</text:span></text:p>
                  </text:list-item>
                  <text:list-item>
                    <text:p><text:span text:style-name="T7">Suporte horrível e confuso pra metaprogramming</text:span></text:p>
                  </text:list-item>
                  <text:list-item>
                    <text:p><text:span text:style-name="T7">Sintaxe absurdamente carregada e inconsistente (Band-Aid)</text:span></text:p>
                  </text:list-item>
                  <text:list-item>
                    <text:p><text:span text:style-name="T7">OOP mindset, não combina com low level programming</text:span></text:p>
                  </text:list-item>
                  <text:list-item>
                    <text:p><text:span text:style-name="T7">Abstrações de linguagem alto nível</text:span></text:p>
                  </text:list-item>
                  <text:list-item>
                    <text:p><text:span text:style-name="T7">Std library extremamente carregada de templates, lenta, confusa e ineficien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8" draw:layer="layout" svg:width="18.873cm" svg:height="5.738cm" svg:x="7.574cm" svg:y="5.335cm">
          <draw:text-box>
            <text:p><text:span text:style-name="T6">G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Go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Some detail about topic 1</text:p>
              </text:list-item>
              <text:list-item>
                <text:p>Another detail about topic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unbranded-fedora-slideshow-template1" presentation:presentation-page-layout-name="AL2T1">
        <office:forms form:automatic-focus="false" form:apply-design-mode="false"/>
        <draw:frame draw:style-name="gr6" draw:text-style-name="P8" draw:layer="layout" svg:width="18.873cm" svg:height="5.738cm" svg:x="7.554cm" svg:y="5.335cm">
          <draw:text-box>
            <text:p><text:span text:style-name="T6">Second Topi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Details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Interesting point about topic 2</text:p>
              </text:list-item>
              <text:list-item>
                <text:p>Another interesting point about topic 2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10" draw:layer="layout" svg:width="25cm" svg:height="3.5cm" svg:x="1.5cm" svg:y="0.5cm" presentation:class="title" presentation:user-transformed="true">
          <draw:text-box>
            <text:p>Summary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Quick point to summarize topic 1</text:p>
              </text:list-item>
              <text:list-item>
                <text:p>Quick point to summarize topic 2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unbranded-fedora-slideshow-template1" presentation:presentation-page-layout-name="AL2T1">
        <office:forms form:automatic-focus="false" form:apply-design-mode="false"/>
        <draw:frame presentation:style-name="pr11" draw:layer="layout" svg:width="26.67cm" svg:height="1.978cm" svg:x="0.381cm" svg:y="5.602cm" presentation:class="title" presentation:user-transformed="true">
          <draw:text-box>
            <text:p>Questions?</text:p>
          </draw:text-box>
        </draw:frame>
        <draw:frame draw:style-name="gr7" draw:text-style-name="P10" draw:layer="layout" svg:width="26cm" svg:height="1.242cm" svg:x="1.359cm" svg:y="14.9cm">
          <draw:text-box>
            <text:p><text:span text:style-name="T8">example@fedoraproject.org</text:span></text:p>
          </draw:text-box>
        </draw:frame>
        <draw:frame draw:style-name="gr8" draw:text-style-name="P4" draw:layer="layout" svg:width="26cm" svg:height="0.831cm" svg:x="1.305cm" svg:y="14.473cm">
          <draw:text-box>
            <text:p><text:span text:style-name="T2">CONTACT:</text:span></text:p>
          </draw:text-box>
        </draw:frame>
        <draw:frame draw:style-name="gr4" draw:text-style-name="P6" draw:layer="layout" svg:width="26.035cm" svg:height="1.185cm" svg:x="1.271cm" svg:y="19.078cm">
          <draw:text-box>
            <text:p><text:span text:style-name="T4">License statement goes here. Creative Commons licenses are goo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8" draw:layer="layout" svg:width="18.873cm" svg:height="5.738cm" svg:x="7.574cm" svg:y="5.335cm">
          <draw:text-box>
            <text:p><text:span text:style-name="T6">C++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itmape_20_3" draw:display-name="Bitmape 3" xlink:href="Pictures/1000000000000780000005A075605A95F26B5805.jpg" xlink:type="simple" xlink:show="embed" xlink:actuate="onLoad"/>
    <draw:fill-image draw:name="Bitmape_20_4" draw:display-name="Bitmape 4" xlink:href="Pictures/1000000000000780000005A075605A95F26B5805.jpg" xlink:type="simple" xlink:show="embed" xlink:actuate="onLoad"/>
    <draw:fill-image draw:name="Bitmape_20_5" draw:display-name="Bitmape 5" xlink:href="Pictures/1000000000000780000005A075605A95F26B5805.jpg" xlink:type="simple" xlink:show="embed" xlink:actuate="onLoad"/>
    <draw:fill-image draw:name="Bitmape_20_6" draw:display-name="Bitmape 6" xlink:href="Pictures/1000000000000780000005A075605A95F26B5805.jpg" xlink:type="simple" xlink:show="embed" xlink:actuate="onLoad"/>
    <draw:fill-image draw:name="background" xlink:href="Pictures/1000000000000780000005A057A5E59BE9392A4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4:34:09.494282562</meta:creation-date>
    <meta:editing-duration>PT26M10S</meta:editing-duration>
    <meta:editing-cycles>8</meta:editing-cycles>
    <meta:generator>LibreOffice/5.1.6.2$Linux_X86_64 LibreOffice_project/10m0$Build-2</meta:generator>
    <dc:description>Based on "Slideshow template for OpenOffice.org Impress" by Marc Stewart (http://img.obfuscatepenguin.net/fedora/slideshow-template/). License: CC-BY</dc:description>
    <dc:date>2018-02-17T05:10:50.812827280</dc:date>
    <meta:document-statistic meta:object-count="89"/>
  </office:meta>
</office:document-meta>
</file>